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" manifest:full-path="Pictures/200000070000406500000EE3F7A5889B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_20_Text" style:list-style-name=""/>
    <style:style style:name="P2" style:family="paragraph" style:parent-style-name="Default_20_Text" style:list-style-name="L1"/>
    <style:style style:name="P3" style:family="paragraph" style:parent-style-name="Default_20_Text" style:list-style-name="L2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  <text:list-style style:name="L2">
      <text:list-level-style-number text:level="1" text:style-name="Numbering_20_Symbols" style:num-suffix=")" style:num-format="1" text:start-value="4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/>
      <text:p text:style-name="Default_20_Text"/>
      <text:list xml:id="list35300045" text:style-name="L1">
        <text:list-header>
          <text:p text:style-name="P2">1) Write query to display all the employees hire details like below.</text:p>
        </text:list-header>
      </text:list>
      <text:p text:style-name="P1"/>
      <text:p text:style-name="P1">SMITH You are hired on : Wednesday, DAY SEVENTEENTH OF December Month in the year of <text:s/>ONE THOUSAND NINE HUNDRED EIGHTY A.D.</text:p>
      <text:p text:style-name="P1"/>
      <text:p text:style-name="P1">2) Create view with name “DEPTSUMDESC” and If I selects all records from that view it should return below output.</text:p>
      <text:p text:style-name="P1"/>
      <text:p text:style-name="P1"><draw:frame draw:style-name="fr1" draw:name="graphics2" text:anchor-type="paragraph" svg:width="6.4902in" svg:height="1.5008in" draw:z-index="0"><draw:image xlink:href="Pictures/200000070000406500000EE3F7A5889B.svm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7-26T15:20:45.29</meta:creation-date>
    <meta:document-statistic meta:table-count="0" meta:image-count="1" meta:object-count="0" meta:page-count="1" meta:paragraph-count="3" meta:word-count="55" meta:character-count="304"/>
    <dc:date>2013-07-26T15:22:26.38</dc:date>
    <meta:editing-duration>PT00H01M41S</meta:editing-duration>
    <meta:editing-cycles>1</meta:editing-cycles>
    <meta:generator>IBM_Lotus_Symphony/3.0$Win32 OpenOffice.org_project/310m11$Build-9399</meta:generator>
  </office:meta>
</office:document-meta>
</file>